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DCSPP<text:line-break/><text:span text:style-name="T1">(Direction Départementale de la Cohésion Sociale et de la Protection des Populations)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- Politque sociale</text:p>
            <text:p text:style-name="P1">- Logement</text:p>
            <text:p text:style-name="P1">- Politique de la ville</text:p>
            <text:p text:style-name="P1">- Politique de la jeunesse (accueil de mineurs)</text:p>
            <text:p text:style-name="P1">- Politique des sports</text:p>
            <text:p text:style-name="P1">- Politique de la vie associative</text:p>
            <text:p text:style-name="P1">- Protection des popu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 prestataire</text:p>
          </draw:text-box>
        </draw:frame>
        <draw:frame presentation:style-name="pr4" draw:layer="layout" svg:width="25.199cm" svg:height="12.179cm" svg:x="2.233cm" svg:y="7.366cm" presentation:class="outline" presentation:user-transformed="true">
          <draw:text-box>
            <text:list text:style-name="L2">
              <text:list-item>
                <text:p>Code Académie : centre de formation permettant l’apprentissage du développement Web/Mobile</text:p>
              </text:list-item>
              <text:list-item>
                <text:p>Formation proposé par FACE en partenariat avec Simplon.co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projet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09:51:15.850292014</meta:creation-date>
    <dc:date>2016-11-22T11:29:11.207651403</dc:date>
    <meta:editing-duration>PT22M28S</meta:editing-duration>
    <meta:editing-cycles>3</meta:editing-cycles>
    <meta:generator>LibreOffice/5.1.4.2$Linux_X86_64 LibreOffice_project/10m0$Build-2</meta:generator>
    <meta:document-statistic meta:object-count="37"/>
  </office:meta>
</office:document-meta>
</file>